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b36f"/>
    </style:style>
    <style:style style:name="P2" style:family="paragraph" style:parent-style-name="Standard">
      <style:text-properties officeooo:paragraph-rsid="0016d730"/>
    </style:style>
    <style:style style:name="P3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4" style:family="paragraph" style:parent-style-name="Standard">
      <style:text-properties style:use-window-font-color="true" style:font-name="Liberation Serif" fo:font-size="12pt" fo:font-weight="normal" officeooo:paragraph-rsid="001f3138" fo:background-color="transparent" style:font-weight-asian="normal" style:font-weight-complex="normal"/>
    </style:style>
    <style:style style:name="P5" style:family="paragraph" style:parent-style-name="Standard">
      <style:text-properties style:use-window-font-color="true" style:font-name="Liberation Serif" fo:font-size="12pt" fo:font-weight="normal" officeooo:paragraph-rsid="00302787" fo:background-color="transparent" style:font-weight-asian="normal" style:font-weight-complex="normal"/>
    </style:style>
    <style:style style:name="P6" style:family="paragraph" style:parent-style-name="Standard">
      <style:text-properties style:use-window-font-color="true" style:font-name="Liberation Serif" fo:font-size="12pt" fo:font-weight="bold" officeooo:paragraph-rsid="001f3138" fo:background-color="transparent" style:font-weight-asian="bold" style:font-weight-complex="bold"/>
    </style:style>
    <style:style style:name="P7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officeooo:paragraph-rsid="000db36f"/>
    </style:style>
    <style:style style:name="P9" style:family="paragraph" style:parent-style-name="Standard">
      <style:text-properties style:use-window-font-color="true" style:font-name="Liberation Serif" fo:font-size="12pt" fo:font-weight="normal" officeooo:paragraph-rsid="001f3138" fo:background-color="transparent" style:font-weight-asian="normal" style:font-weight-complex="normal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2efcc1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23d01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color="#2a6099" fo:font-style="normal" officeooo:rsid="001a9dbf" style:font-style-asian="normal" style:font-style-complex="normal"/>
    </style:style>
    <style:style style:name="T10" style:family="text">
      <style:text-properties fo:font-style="italic"/>
    </style:style>
    <style:style style:name="T1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Softex: </text:span><text:span text:style-name="T6">Módulo 03 - </text:span><text:span text:style-name="T5">Atividade 0</text:span><text:span text:style-name="T8">6</text:span></text:p>
      <text:p text:style-name="P7"/>
      <text:p text:style-name="P1">Crie uma árvore para cada lista abaixo, adicione um valor nela e remova outro, mas, em pelo menos uma das árvores, a remoção deve ser de um nó com dois filhos.</text:p>
      <text:p text:style-name="Standard">Lista1 = 45,20,30,60,81,97,100,7,8,4</text:p>
      <text:p text:style-name="Standard">Lista2 = 15,6,18,3,7,16,20,4</text:p>
      <text:p text:style-name="Standard"/>
      <text:p text:style-name="P2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9">.</text:span></text:a></text:p>
      <text:p text:style-name="P3"/>
      <text:p text:style-name="P6">&lt;python&gt;</text:p>
      <text:p text:style-name="P4">tree.py:</text:p>
      <text:p text:style-name="P4"/>
      <text:p text:style-name="P4">ROOT = "root"</text:p>
      <text:p text:style-name="P4">class Node:</text:p>
      <text:p text:style-name="P4"><text:s text:c="2"/>def __init__(self, data):</text:p>
      <text:p text:style-name="P4"><text:s text:c="4"/>self.data = data</text:p>
      <text:p text:style-name="P4"><text:s text:c="4"/>self.left = None</text:p>
      <text:p text:style-name="P4"><text:s text:c="4"/>self.right = None</text:p>
      <text:p text:style-name="P4"/>
      <text:p text:style-name="P4"><text:s text:c="2"/>def __str__(self):</text:p>
      <text:p text:style-name="P4"><text:s text:c="4"/>return str(self.data)</text:p>
      <text:p text:style-name="P4"/>
      <text:p text:style-name="P4">class BinaryTree:</text:p>
      <text:p text:style-name="P4"><text:s text:c="2"/>def __init__(self,data = None, node = None):</text:p>
      <text:p text:style-name="P4"><text:s text:c="4"/>if node:</text:p>
      <text:p text:style-name="P4"><text:s text:c="6"/>self.root = node</text:p>
      <text:p text:style-name="P4"><text:s text:c="4"/>elif data:</text:p>
      <text:p text:style-name="P4"><text:s text:c="6"/>node = Node(data)</text:p>
      <text:p text:style-name="P4"><text:s text:c="6"/>self.root = node</text:p>
      <text:p text:style-name="P4"><text:s text:c="4"/>else:</text:p>
      <text:p text:style-name="P4"><text:s text:c="6"/>self.root = None</text:p>
      <text:p text:style-name="P4"><text:s text:c="2"/>#percurso da arvore em ordem simétrica</text:p>
      <text:p text:style-name="P4"><text:s text:c="2"/>def simetric_traversal(self, node=Node):</text:p>
      <text:p text:style-name="P4"><text:s text:c="4"/>if node is None:</text:p>
      <text:p text:style-name="P4"><text:s text:c="6"/>node = self.root</text:p>
      <text:p text:style-name="P4"><text:s text:c="4"/>if node.left:</text:p>
      <text:p text:style-name="P4"><text:s text:c="6"/>print('(', ebd='')</text:p>
      <text:p text:style-name="P4"><text:s text:c="6"/>self.simetric_traversal(node.left)</text:p>
      <text:p text:style-name="P4"><text:s text:c="4"/>print(node, end='')</text:p>
      <text:p text:style-name="P4"><text:s text:c="4"/>if node.right:</text:p>
      <text:p text:style-name="P4"><text:s text:c="6"/>self.simetric_traversal(node.right)</text:p>
      <text:p text:style-name="P4"><text:s text:c="6"/>print(')', end='')</text:p>
      <text:p text:style-name="P4"/>
      <text:p text:style-name="P4"><text:s text:c="2"/>def postorder_traversal(self, node=None):</text:p>
      <text:p text:style-name="P4"><text:s text:c="4"/>if node is None:</text:p>
      <text:p text:style-name="P4"><text:s text:c="6"/>node = self.root</text:p>
      <text:p text:style-name="P4"><text:s text:c="4"/>if node.left:</text:p>
      <text:p text:style-name="P4"><text:s text:c="6"/>self.postorder_traversal(node.left)</text:p>
      <text:p text:style-name="P4"><text:s text:c="4"/>if node.right:</text:p>
      <text:p text:style-name="P4"><text:s text:c="6"/>self.postorder_traversal(node.right)</text:p>
      <text:p text:style-name="P4"><text:s text:c="4"/>print(node)</text:p>
      <text:p text:style-name="P4"><text:s text:c="4"/></text:p>
      <text:p text:style-name="P4"><text:soft-page-break/><text:s text:c="2"/>def height(self, node=None):</text:p>
      <text:p text:style-name="P4"><text:s text:c="4"/>if node is None:</text:p>
      <text:p text:style-name="P4"><text:s text:c="6"/>node = self.root</text:p>
      <text:p text:style-name="P4"><text:s text:c="4"/>hleft = 0</text:p>
      <text:p text:style-name="P4"><text:s text:c="4"/>hright = 0</text:p>
      <text:p text:style-name="P4"><text:s text:c="4"/>if node.left:</text:p>
      <text:p text:style-name="P4"><text:s text:c="6"/>hleft = self.height(node.left)</text:p>
      <text:p text:style-name="P4"><text:s text:c="4"/>if node.right:</text:p>
      <text:p text:style-name="P4"><text:s text:c="6"/>hright = self.height(node.right)</text:p>
      <text:p text:style-name="P4"><text:s text:c="4"/>if hright &gt; hleft:</text:p>
      <text:p text:style-name="P4"><text:s text:c="6"/>return hright + 1</text:p>
      <text:p text:style-name="P4"><text:s text:c="4"/>return hleft + 1</text:p>
      <text:p text:style-name="P4"/>
      <text:p text:style-name="P4"><text:s text:c="2"/>def inorder_traversal(self, node=None):</text:p>
      <text:p text:style-name="P4"><text:s text:c="8"/>if node is None:</text:p>
      <text:p text:style-name="P4"><text:s text:c="12"/>node = self.root</text:p>
      <text:p text:style-name="P4"><text:s text:c="8"/>if node.left:</text:p>
      <text:p text:style-name="P4"><text:s text:c="12"/>self.inorder_traversal(node.left)</text:p>
      <text:p text:style-name="P4"><text:s text:c="8"/>print(node, end=' ')</text:p>
      <text:p text:style-name="P4"><text:s text:c="8"/>if node.right:</text:p>
      <text:p text:style-name="P4"><text:s text:c="12"/>self.inorder_traversal(node.right) <text:s/></text:p>
      <text:p text:style-name="P4"/>
      <text:p text:style-name="P4">class BinarySearchTree(BinaryTree):</text:p>
      <text:p text:style-name="P4"><text:s text:c="2"/>def insert(self, value):</text:p>
      <text:p text:style-name="P4"><text:s text:c="4"/>parent = None</text:p>
      <text:p text:style-name="P4"><text:s text:c="4"/>x = self.root</text:p>
      <text:p text:style-name="P4"><text:s text:c="4"/>while(x):</text:p>
      <text:p text:style-name="P4"><text:s text:c="6"/>parent = x</text:p>
      <text:p text:style-name="P4"><text:s text:c="6"/>if value &lt; x.data:</text:p>
      <text:p text:style-name="P4"><text:s text:c="8"/>x = x.left</text:p>
      <text:p text:style-name="P4"><text:s text:c="6"/>else:</text:p>
      <text:p text:style-name="P4"><text:s text:c="8"/>x = x.right</text:p>
      <text:p text:style-name="P4"><text:s text:c="4"/>if parent is None:</text:p>
      <text:p text:style-name="P4"><text:s text:c="6"/>self.root = Node(value)</text:p>
      <text:p text:style-name="P4"><text:s text:c="4"/>elif value &lt; parent.data:</text:p>
      <text:p text:style-name="P4"><text:s text:c="6"/>parent.left = Node(value)</text:p>
      <text:p text:style-name="P4"><text:s text:c="4"/>else:</text:p>
      <text:p text:style-name="P4"><text:s text:c="6"/>parent.right = Node(value)</text:p>
      <text:p text:style-name="P4"/>
      <text:p text:style-name="P4"><text:s text:c="2"/>def search(self, value):</text:p>
      <text:p text:style-name="P4"><text:s text:c="4"/>return self._search(value, self.root)</text:p>
      <text:p text:style-name="P4"/>
      <text:p text:style-name="P4"><text:s text:c="2"/>def _search(self, value, node): </text:p>
      <text:p text:style-name="P4"><text:s text:c="4"/>if node is None:</text:p>
      <text:p text:style-name="P4"><text:s text:c="6"/>return node</text:p>
      <text:p text:style-name="P4"><text:s text:c="4"/>if node.data == value:</text:p>
      <text:p text:style-name="P4"><text:s text:c="6"/>return BinarySearchTree(node)</text:p>
      <text:p text:style-name="P4"><text:s text:c="4"/>if value &lt; node.data:</text:p>
      <text:p text:style-name="P4"><text:s text:c="6"/>return self._search(value, node.left)</text:p>
      <text:p text:style-name="P4"><text:s text:c="4"/>return self._search(value, node.right)</text:p>
      <text:p text:style-name="P4"># Encontrando o MAIOR e o MENOR elemento numa ÁRVORE Binária de Busca: https://youtu.be/Q9s_XyJpHTI</text:p>
      <text:p text:style-name="P4"><text:soft-page-break/><text:s text:c="2"/>def min(self, node=ROOT):</text:p>
      <text:p text:style-name="P4"><text:s text:c="6"/>if node == ROOT:</text:p>
      <text:p text:style-name="P4"><text:s text:c="10"/>node = self.root</text:p>
      <text:p text:style-name="P4"><text:s text:c="6"/>while node.left:</text:p>
      <text:p text:style-name="P4"><text:s text:c="10"/>node = node.left</text:p>
      <text:p text:style-name="P4"><text:s text:c="6"/>return node.data</text:p>
      <text:p text:style-name="P4"/>
      <text:p text:style-name="P4"><text:s text:c="2"/>def max(self, node=ROOT):</text:p>
      <text:p text:style-name="P4"><text:s text:c="6"/>if node == ROOT:</text:p>
      <text:p text:style-name="P4"><text:s text:c="10"/>node = self.root</text:p>
      <text:p text:style-name="P4"><text:s text:c="6"/>while node.right:</text:p>
      <text:p text:style-name="P4"><text:s text:c="10"/>node = node.right</text:p>
      <text:p text:style-name="P4"><text:s text:c="6"/>return node.data</text:p>
      <text:p text:style-name="P4"/>
      <text:p text:style-name="P4"><text:s text:c="2"/># REMOVENDO da Árvore Binária de Busca: https://youtu.be/dyLwOXBA3Ws</text:p>
      <text:p text:style-name="P4"><text:s text:c="2"/>def remove(self, value, node=ROOT):</text:p>
      <text:p text:style-name="P4"><text:s text:c="6"/># Se for o valor padrão, executa a partir da raiz</text:p>
      <text:p text:style-name="P4"><text:s text:c="6"/>if node == ROOT:</text:p>
      <text:p text:style-name="P4"><text:s text:c="10"/>node = self.root</text:p>
      <text:p text:style-name="P4"><text:s text:c="6"/># Se desceu até um ramo nulo, não há nada a fazer</text:p>
      <text:p text:style-name="P4"><text:s text:c="6"/>if node is None:</text:p>
      <text:p text:style-name="P4"><text:s text:c="10"/>return node</text:p>
      <text:p text:style-name="P4"><text:s text:c="6"/># Se o valor for menor, desce à esquerda</text:p>
      <text:p text:style-name="P4"><text:s text:c="6"/>if value &lt; node.data:</text:p>
      <text:p text:style-name="P4"><text:s text:c="10"/>node.left = self.remove(value, node.left)</text:p>
      <text:p text:style-name="P4"><text:s text:c="6"/># Se o valor for maior, desce à direita</text:p>
      <text:p text:style-name="P4"><text:s text:c="6"/>elif value &gt; node.data:</text:p>
      <text:p text:style-name="P4"><text:s text:c="10"/>node.right = self.remove(value, node.right)</text:p>
      <text:p text:style-name="P4"><text:s text:c="6"/># Se não for nem menor, nem maior, encontramos! Vamos remover...</text:p>
      <text:p text:style-name="P4"><text:s text:c="6"/>else:</text:p>
      <text:p text:style-name="P4"><text:s text:c="10"/>if node.left is None:</text:p>
      <text:p text:style-name="P4"><text:s text:c="14"/>return node.right</text:p>
      <text:p text:style-name="P4"><text:s text:c="10"/>elif node.right is None:</text:p>
      <text:p text:style-name="P4"><text:s text:c="14"/>return node.left</text:p>
      <text:p text:style-name="P4"><text:s text:c="10"/>else:</text:p>
      <text:p text:style-name="P4"><text:s text:c="14"/># Substituto é o sucessor do valor a ser removido</text:p>
      <text:p text:style-name="P4"><text:s text:c="14"/>substitute = self.min(node.right)</text:p>
      <text:p text:style-name="P4"><text:s text:c="14"/># Ao invés de trocar a posição dos nós, troca o valor</text:p>
      <text:p text:style-name="P4"><text:s text:c="14"/>node.data = substitute</text:p>
      <text:p text:style-name="P4"><text:s text:c="14"/># Depois, remove o substituto da subárvore à direita</text:p>
      <text:p text:style-name="P4"><text:s text:c="14"/>node.right = self.remove(substitute, node.right)</text:p>
      <text:p text:style-name="P4"/>
      <text:p text:style-name="P4"><text:s text:c="6"/>return node</text:p>
      <text:p text:style-name="P4"/>
      <text:p text:style-name="P4"># def search(self, value, node = 0):</text:p>
      <text:p text:style-name="P4"># <text:s text:c="2"/>if node == 0:</text:p>
      <text:p text:style-name="P4"># <text:s text:c="4"/>node = self.root</text:p>
      <text:p text:style-name="P4"># <text:s text:c="2"/>if node is None or node.data == value:</text:p>
      <text:p text:style-name="P4"># <text:s text:c="4"/>return BinarySearchTree(node)</text:p>
      <text:p text:style-name="P4"># <text:s text:c="2"/>if value &lt; node.data:</text:p>
      <text:p text:style-name="P4"># <text:s text:c="4"/>return self.search(value, node.left)</text:p>
      <text:p text:style-name="P4"># <text:s text:c="2"/>return self.search(value, node.right)</text:p>
      <text:p text:style-name="P4"><text:soft-page-break/><text:s text:c="2"/></text:p>
      <text:p text:style-name="P4"/>
      <text:p text:style-name="P4">if __name__ == "__main__":</text:p>
      <text:p text:style-name="P4"><text:s text:c="4"/>tree = BinaryTree(7)</text:p>
      <text:p text:style-name="P4"><text:s text:c="4"/>tree.root.left = Node(18)</text:p>
      <text:p text:style-name="P4"><text:s text:c="4"/>tree.root.right = Node(14)</text:p>
      <text:p text:style-name="P4"/>
      <text:p text:style-name="P4"><text:s text:c="4"/>print(tree.root)</text:p>
      <text:p text:style-name="P4"><text:s text:c="4"/>print(tree.root.right)</text:p>
      <text:p text:style-name="P4"><text:s text:c="4"/>print(tree.root.left)</text:p>
      <text:p text:style-name="P4"/>
      <text:p text:style-name="P4">teste.py</text:p>
      <text:p text:style-name="P4"/>
      <text:p text:style-name="P4">import random</text:p>
      <text:p text:style-name="P4">from tree import BinarySearchTree</text:p>
      <text:p text:style-name="P4"/>
      <text:p text:style-name="P4">def lista1():</text:p>
      <text:p text:style-name="P4"><text:s text:c="4"/>values = [45,20,30,60,81,97,100,7,8,4]</text:p>
      <text:p text:style-name="P4"><text:s text:c="4"/>tree = BinarySearchTree()</text:p>
      <text:p text:style-name="P4"><text:s text:c="4"/>for v in values:</text:p>
      <text:p text:style-name="P4"><text:s text:c="8"/>tree.insert(v)</text:p>
      <text:p text:style-name="P4"><text:s text:c="4"/>return tree</text:p>
      <text:p text:style-name="P4"/>
      <text:p text:style-name="P4">def lista2():</text:p>
      <text:p text:style-name="P4"><text:s text:c="4"/>values = [15,6,18,3,7,16,20,4]</text:p>
      <text:p text:style-name="P4"><text:s text:c="4"/>tree = BinarySearchTree()</text:p>
      <text:p text:style-name="P4"><text:s text:c="4"/>for v in values:</text:p>
      <text:p text:style-name="P4"><text:s text:c="8"/>tree.insert(v)</text:p>
      <text:p text:style-name="P4"><text:s text:c="4"/>return tree</text:p>
      <text:p text:style-name="P4"/>
      <text:p text:style-name="P4">bst = lista1()</text:p>
      <text:p text:style-name="P4">bst.inorder_traversal()</text:p>
      <text:p text:style-name="P4"># testar remoção da árvore</text:p>
      <text:p text:style-name="P4">print('\n----')</text:p>
      <text:p text:style-name="P4">v = 81</text:p>
      <text:p text:style-name="P4">bst.remove(v)</text:p>
      <text:p text:style-name="P4">print("Após remover {}".format(v))</text:p>
      <text:p text:style-name="P4">bst.inorder_traversal()</text:p>
      <text:p text:style-name="P4">print('\n') <text:s/></text:p>
      <text:p text:style-name="P4"/>
      <text:p text:style-name="P6">&lt;/python&gt;</text:p>
      <text:p text:style-name="P6"/>
      <text:p text:style-name="P6"/>
      <text:p text:style-name="P4"/>
      <text:p text:style-name="P4"/>
      <text:p text:style-name="P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8-09T21:02:01.238449914</dc:date>
    <meta:editing-duration>PT14H3M42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4" meta:paragraph-count="173" meta:word-count="587" meta:character-count="4842" meta:non-whitespace-character-count="3602"/>
  </office:meta>
</office:document-meta>
</file>